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446210" style:family="table" style:master-page-name="ta-mp-0x1446210">
      <style:table-properties table:display="true" style:writing-mode="lr-tb"/>
    </style:style>
    <style:style style:name="ta-0x1446400" style:family="table" style:master-page-name="ta-mp-0x1446400">
      <style:table-properties table:display="true" style:writing-mode="lr-tb"/>
    </style:style>
    <style:style style:name="ta-0x14465f0" style:family="table" style:master-page-name="ta-mp-0x1446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1566058" style:family="table-cell" style:data-style-name="ND.0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6178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6838" style:family="table-cell" style:data-style-name="ND.0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5cf8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59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5e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47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5f38" style:family="table-cell" style:data-style-name="ND.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63b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5518" style:family="table-cell" style:data-style-name="ND.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4af8" style:family="table-cell" style:data-style-name="ND.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5ab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6cb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5758" style:family="table-cell" style:data-style-name="ND.0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629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5878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53f8" style:family="table-cell" style:data-style-name="ND.0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64d8" style:family="table-cell" style:data-style-name="ND.0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6dd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48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649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Лист1" table:style-name="ta-0x1446210" table:print="true">
        <office:forms form:automatic-focus="false" form:apply-design-mode="false">
          <form:form/>
        </office:forms>
        <table:table-column table:style-name="ACOL-0" table:number-columns-repeated="28"/>
        <table:table-column table:style-name="ACOL-0" table:number-columns-repeated="228"/>
        <table:table-row table:style-name="AROW-1">
          <table:table-cell table:number-rows-spanned="2" table:style-name="ACE-0x1565e18" office:value-type="string" office:string-value="in1">
            <text:p>in1</text:p>
          </table:table-cell>
          <table:table-cell table:number-rows-spanned="2" table:style-name="ACE-0x1565e18" office:value-type="string" office:string-value="in2">
            <text:p>in2</text:p>
          </table:table-cell>
          <table:table-cell table:number-rows-spanned="2" table:style-name="ACE-0x1565e18" office:value-type="string" office:string-value="in3">
            <text:p>in3</text:p>
          </table:table-cell>
          <table:table-cell table:number-rows-spanned="2" table:style-name="ACE-0x1565e18" office:value-type="string" office:string-value="in4">
            <text:p>in4</text:p>
          </table:table-cell>
          <table:table-cell table:number-rows-spanned="2" table:style-name="ACE-0x1565e18" office:value-type="string" office:string-value="in5">
            <text:p>in5</text:p>
          </table:table-cell>
          <table:table-cell table:number-rows-spanned="2" table:style-name="ACE-0x1565e18" office:value-type="string" office:string-value="in6">
            <text:p>in6</text:p>
          </table:table-cell>
          <table:table-cell table:number-rows-spanned="2" table:style-name="ACE-0x1565e18" office:value-type="string" office:string-value="in7">
            <text:p>in7</text:p>
          </table:table-cell>
          <table:table-cell table:number-rows-spanned="2" table:style-name="ACE-0x1565e18" office:value-type="string" office:string-value="in8">
            <text:p>in8</text:p>
          </table:table-cell>
          <table:table-cell table:number-rows-spanned="2" table:style-name="ACE-0x1565e18" office:value-type="string" office:string-value="in9">
            <text:p>in9</text:p>
          </table:table-cell>
          <table:table-cell table:number-rows-spanned="2" table:style-name="ACE-0x1565e18" office:value-type="string" office:string-value="in10">
            <text:p>in10</text:p>
          </table:table-cell>
          <table:table-cell table:number-rows-spanned="2" table:style-name="ACE-0x1565e18" office:value-type="string" office:string-value="in11">
            <text:p>in11</text:p>
          </table:table-cell>
          <table:table-cell table:number-rows-spanned="2" table:style-name="ACE-0x1565e18" office:value-type="string" office:string-value="in12">
            <text:p>in12</text:p>
          </table:table-cell>
          <table:table-cell table:number-rows-spanned="2" table:style-name="ACE-0x1565e18" office:value-type="string" office:string-value="in13">
            <text:p>in13</text:p>
          </table:table-cell>
          <table:table-cell table:number-columns-spanned="2" table:style-name="ACE-0x1565e18" office:value-type="string" office:string-value="out1">
            <text:p>out1</text:p>
          </table:table-cell>
          <table:covered-table-cell/>
          <table:table-cell table:number-columns-spanned="2" table:style-name="ACE-0x1565e18" office:value-type="string" office:string-value="out2">
            <text:p>out2</text:p>
          </table:table-cell>
          <table:covered-table-cell/>
          <table:table-cell table:number-columns-spanned="2" table:style-name="ACE-0x1565e18" office:value-type="string" office:string-value="out3">
            <text:p>out3</text:p>
          </table:table-cell>
          <table:covered-table-cell/>
          <table:table-cell table:number-columns-spanned="2" table:style-name="ACE-0x1565e18" office:value-type="string" office:string-value="out4">
            <text:p>out4</text:p>
          </table:table-cell>
          <table:covered-table-cell/>
          <table:table-cell table:number-columns-spanned="2" table:style-name="ACE-0x1565e18" office:value-type="string" office:string-value="out5">
            <text:p>out5</text:p>
          </table:table-cell>
          <table:covered-table-cell/>
          <table:table-cell table:number-columns-spanned="2" table:style-name="ACE-0x1565e18" office:value-type="string" office:string-value="out6">
            <text:p>out6</text:p>
          </table:table-cell>
          <table:covered-table-cell/>
          <table:table-cell table:number-columns-spanned="2" table:style-name="ACE-0x1565e18" office:value-type="string" office:string-value="out7">
            <text:p>out7</text:p>
          </table:table-cell>
          <table:covered-table-cell/>
          <table:table-cell table:number-columns-spanned="2"/>
          <table:covered-table-cell/>
          <table:table-cell table:number-columns-repeated="227" table:style-name="Gnumeric-default"/>
        </table:table-row>
        <table:table-row table:style-name="AROW-1">
          <table:covered-table-cell table:number-columns-repeated="13"/>
          <table:table-cell table:style-name="ACE-0x1565cf8" office:value-type="string" office:string-value="anies">
            <text:p>anies</text:p>
          </table:table-cell>
          <table:table-cell table:style-name="ACE-0x1565cf8" office:value-type="string" office:string-value="neuropro">
            <text:p>neuropro</text:p>
          </table:table-cell>
          <table:table-cell table:style-name="ACE-0x1565cf8" office:value-type="string" office:string-value="anies">
            <text:p>anies</text:p>
          </table:table-cell>
          <table:table-cell table:style-name="ACE-0x1565cf8" office:value-type="string" office:string-value="neuropro">
            <text:p>neuropro</text:p>
          </table:table-cell>
          <table:table-cell table:style-name="ACE-0x1565cf8" office:value-type="string" office:string-value="anies">
            <text:p>anies</text:p>
          </table:table-cell>
          <table:table-cell table:style-name="ACE-0x1565cf8" office:value-type="string" office:string-value="neuropro">
            <text:p>neuropro</text:p>
          </table:table-cell>
          <table:table-cell table:style-name="ACE-0x1565cf8" office:value-type="string" office:string-value="anies">
            <text:p>anies</text:p>
          </table:table-cell>
          <table:table-cell table:style-name="ACE-0x1565cf8" office:value-type="string" office:string-value="neuropro">
            <text:p>neuropro</text:p>
          </table:table-cell>
          <table:table-cell table:style-name="ACE-0x1565cf8" office:value-type="string" office:string-value="anies">
            <text:p>anies</text:p>
          </table:table-cell>
          <table:table-cell table:style-name="ACE-0x1565cf8" office:value-type="string" office:string-value="neuropro">
            <text:p>neuropro</text:p>
          </table:table-cell>
          <table:table-cell table:style-name="ACE-0x1565cf8" office:value-type="string" office:string-value="anies">
            <text:p>anies</text:p>
          </table:table-cell>
          <table:table-cell table:style-name="ACE-0x1565cf8" office:value-type="string" office:string-value="neuropro">
            <text:p>neuropro</text:p>
          </table:table-cell>
          <table:table-cell table:style-name="ACE-0x1565cf8" office:value-type="string" office:string-value="anies">
            <text:p>anies</text:p>
          </table:table-cell>
          <table:table-cell table:style-name="ACE-0x1564af8" office:value-type="string" office:string-value="neuropro">
            <text:p>neuropro</text:p>
          </table:table-cell>
          <table:table-cell table:number-columns-repeated="229" table:style-name="Gnumeric-default"/>
        </table:table-row>
        <table:table-row table:style-name="AROW-1">
          <table:table-cell table:style-name="ACE-0x1565e18" office:value-type="float" office:value="-0.5">
            <text:p>−0,5</text:p>
          </table:table-cell>
          <table:table-cell table:style-name="ACE-0x1565e18" office:value-type="float" office:value="0.3">
            <text:p>0,3</text:p>
          </table:table-cell>
          <table:table-cell table:style-name="ACE-0x1565e18" office:value-type="float" office:value="-0.7">
            <text:p>−0,7</text:p>
          </table:table-cell>
          <table:table-cell table:style-name="ACE-0x1565e18" office:value-type="float" office:value="-0.1">
            <text:p>−0,1</text:p>
          </table:table-cell>
          <table:table-cell table:style-name="ACE-0x1565e18" office:value-type="float" office:value="-0.4">
            <text:p>−0,4</text:p>
          </table:table-cell>
          <table:table-cell table:style-name="ACE-0x1565e18" office:value-type="float" office:value="0.7">
            <text:p>0,7</text:p>
          </table:table-cell>
          <table:table-cell table:style-name="ACE-0x1565e18" office:value-type="float" office:value="-0.5">
            <text:p>−0,5</text:p>
          </table:table-cell>
          <table:table-cell table:style-name="ACE-0x1565e18" office:value-type="float" office:value="0.4">
            <text:p>0,4</text:p>
          </table:table-cell>
          <table:table-cell table:style-name="ACE-0x1565e18" office:value-type="float" office:value="0.5">
            <text:p>0,5</text:p>
          </table:table-cell>
          <table:table-cell table:style-name="ACE-0x1565e18" office:value-type="float" office:value="0.4">
            <text:p>0,4</text:p>
          </table:table-cell>
          <table:table-cell table:style-name="ACE-0x1565e18" office:value-type="float" office:value="0.6">
            <text:p>0,6</text:p>
          </table:table-cell>
          <table:table-cell table:style-name="ACE-0x1565e18" office:value-type="float" office:value="-0.3">
            <text:p>−0,3</text:p>
          </table:table-cell>
          <table:table-cell table:style-name="ACE-0x1565e18" office:value-type="float" office:value="0.9">
            <text:p>0,9</text:p>
          </table:table-cell>
          <table:table-cell table:style-name="ACE-0x1565cf8" office:value-type="float" office:value="0.539354005291918">
            <text:p>0,54</text:p>
          </table:table-cell>
          <table:table-cell table:style-name="ACE-0x1565e18" office:value-type="float" office:value="0.61">
            <text:p>0,61</text:p>
          </table:table-cell>
          <table:table-cell table:style-name="ACE-0x1565cf8" office:value-type="float" office:value="-0.980860721332594">
            <text:p>−0,98</text:p>
          </table:table-cell>
          <table:table-cell table:style-name="ACE-0x1565e18" office:value-type="float" office:value="-0.96">
            <text:p>−0,96</text:p>
          </table:table-cell>
          <table:table-cell table:style-name="ACE-0x1565cf8" office:value-type="float" office:value="-0.995898256980555">
            <text:p>−1,00</text:p>
          </table:table-cell>
          <table:table-cell table:style-name="ACE-0x1565e18" office:value-type="float" office:value="-1.08">
            <text:p>−1,08</text:p>
          </table:table-cell>
          <table:table-cell table:style-name="ACE-0x1565cf8" office:value-type="float" office:value="-0.953954331339052">
            <text:p>−0,95</text:p>
          </table:table-cell>
          <table:table-cell table:style-name="ACE-0x1565cf8" office:value-type="float" office:value="-1.06">
            <text:p>−1,06</text:p>
          </table:table-cell>
          <table:table-cell table:style-name="ACE-0x1565cf8" office:value-type="float" office:value="-0.991247948044239">
            <text:p>−0,99</text:p>
          </table:table-cell>
          <table:table-cell table:style-name="ACE-0x1565cf8" office:value-type="float" office:value="-1.1">
            <text:p>−1,10</text:p>
          </table:table-cell>
          <table:table-cell table:style-name="ACE-0x1565cf8" office:value-type="float" office:value="-0.992421167199464">
            <text:p>−0,99</text:p>
          </table:table-cell>
          <table:table-cell table:style-name="ACE-0x1565cf8" office:value-type="float" office:value="-0.84">
            <text:p>−0,84</text:p>
          </table:table-cell>
          <table:table-cell table:style-name="ACE-0x1565cf8" office:value-type="float" office:value="-0.988537959503675">
            <text:p>−0,99</text:p>
          </table:table-cell>
          <table:table-cell table:style-name="ACE-0x1565518" office:value-type="float" office:value="-0.76">
            <text:p>−0,76</text:p>
          </table:table-cell>
          <table:table-cell table:number-columns-repeated="229" table:style-name="Gnumeric-default"/>
        </table:table-row>
        <table:table-row table:style-name="AROW-1">
          <table:table-cell table:style-name="ACE-0x1565e18" office:value-type="float" office:value="-0.6">
            <text:p>−0,6</text:p>
          </table:table-cell>
          <table:table-cell table:style-name="ACE-0x1565e18" office:value-type="float" office:value="0.5">
            <text:p>0,5</text:p>
          </table:table-cell>
          <table:table-cell table:style-name="ACE-0x1565e18" office:value-type="float" office:value="0.7">
            <text:p>0,7</text:p>
          </table:table-cell>
          <table:table-cell table:style-name="ACE-0x1565e18" office:value-type="float" office:value="-0.85">
            <text:p>−0,85</text:p>
          </table:table-cell>
          <table:table-cell table:style-name="ACE-0x1565e18" office:value-type="float" office:value="-0.88">
            <text:p>−0,88</text:p>
          </table:table-cell>
          <table:table-cell table:style-name="ACE-0x1565e18" office:value-type="float" office:value="0.7">
            <text:p>0,7</text:p>
          </table:table-cell>
          <table:table-cell table:style-name="ACE-0x1565e18" office:value-type="float" office:value="-0.9">
            <text:p>−0,9</text:p>
          </table:table-cell>
          <table:table-cell table:style-name="ACE-0x1565e18" office:value-type="float" office:value="0.8">
            <text:p>0,8</text:p>
          </table:table-cell>
          <table:table-cell table:style-name="ACE-0x1565e18" office:value-type="float" office:value="0.6">
            <text:p>0,6</text:p>
          </table:table-cell>
          <table:table-cell table:style-name="ACE-0x1565e18" office:value-type="float" office:value="-0.66">
            <text:p>−0,66</text:p>
          </table:table-cell>
          <table:table-cell table:style-name="ACE-0x1565e18" office:value-type="float" office:value="0.7">
            <text:p>0,7</text:p>
          </table:table-cell>
          <table:table-cell table:style-name="ACE-0x1565e18" office:value-type="float" office:value="-0.77">
            <text:p>−0,77</text:p>
          </table:table-cell>
          <table:table-cell table:style-name="ACE-0x1565e18" office:value-type="float" office:value="-0.59">
            <text:p>−0,59</text:p>
          </table:table-cell>
          <table:table-cell table:style-name="ACE-0x1565cf8" office:value-type="float" office:value="-0.667978930970788">
            <text:p>−0,67</text:p>
          </table:table-cell>
          <table:table-cell table:style-name="ACE-0x1565e18" office:value-type="float" office:value="-0.85">
            <text:p>−0,85</text:p>
          </table:table-cell>
          <table:table-cell table:style-name="ACE-0x1565cf8" office:value-type="float" office:value="0.677133028900018">
            <text:p>0,68</text:p>
          </table:table-cell>
          <table:table-cell table:style-name="ACE-0x1565e18" office:value-type="float" office:value="0.61">
            <text:p>0,61</text:p>
          </table:table-cell>
          <table:table-cell table:style-name="ACE-0x1565cf8" office:value-type="float" office:value="-0.999836082549393">
            <text:p>−1,00</text:p>
          </table:table-cell>
          <table:table-cell table:style-name="ACE-0x1565e18" office:value-type="float" office:value="-1.14">
            <text:p>−1,14</text:p>
          </table:table-cell>
          <table:table-cell table:style-name="ACE-0x1565cf8" office:value-type="float" office:value="-0.998749426660093">
            <text:p>−1,00</text:p>
          </table:table-cell>
          <table:table-cell table:style-name="ACE-0x1565cf8" office:value-type="float" office:value="-1.05">
            <text:p>−1,05</text:p>
          </table:table-cell>
          <table:table-cell table:style-name="ACE-0x1565cf8" office:value-type="float" office:value="-0.991849949749508">
            <text:p>−0,99</text:p>
          </table:table-cell>
          <table:table-cell table:style-name="ACE-0x1565cf8" office:value-type="float" office:value="-0.9">
            <text:p>−0,90</text:p>
          </table:table-cell>
          <table:table-cell table:style-name="ACE-0x1565cf8" office:value-type="float" office:value="-0.984917793604479">
            <text:p>−0,98</text:p>
          </table:table-cell>
          <table:table-cell table:style-name="ACE-0x1565cf8" office:value-type="float" office:value="-0.94">
            <text:p>−0,94</text:p>
          </table:table-cell>
          <table:table-cell table:style-name="ACE-0x1565cf8" office:value-type="float" office:value="-0.99556389915206">
            <text:p>−1,00</text:p>
          </table:table-cell>
          <table:table-cell table:style-name="ACE-0x1565518" office:value-type="float" office:value="-0.86">
            <text:p>−0,86</text:p>
          </table:table-cell>
          <table:table-cell table:number-columns-repeated="229" table:style-name="Gnumeric-default"/>
        </table:table-row>
        <table:table-row table:style-name="AROW-1">
          <table:table-cell table:style-name="ACE-0x1566dd8" office:value-type="float" office:value="0.67">
            <text:p>0,67</text:p>
          </table:table-cell>
          <table:table-cell table:style-name="ACE-0x1566dd8" office:value-type="float" office:value="0.74">
            <text:p>0,74</text:p>
          </table:table-cell>
          <table:table-cell table:style-name="ACE-0x1566dd8" office:value-type="float" office:value="-0.58">
            <text:p>−0,58</text:p>
          </table:table-cell>
          <table:table-cell table:style-name="ACE-0x1566dd8" office:value-type="float" office:value="-0.95">
            <text:p>−0,95</text:p>
          </table:table-cell>
          <table:table-cell table:style-name="ACE-0x1566dd8" office:value-type="float" office:value="0.69">
            <text:p>0,69</text:p>
          </table:table-cell>
          <table:table-cell table:style-name="ACE-0x1566dd8" office:value-type="float" office:value="0.73">
            <text:p>0,73</text:p>
          </table:table-cell>
          <table:table-cell table:style-name="ACE-0x1566dd8" office:value-type="float" office:value="-0.51">
            <text:p>−0,51</text:p>
          </table:table-cell>
          <table:table-cell table:style-name="ACE-0x1566dd8" office:value-type="float" office:value="-0.75">
            <text:p>−0,75</text:p>
          </table:table-cell>
          <table:table-cell table:style-name="ACE-0x1566dd8" office:value-type="float" office:value="0.53">
            <text:p>0,53</text:p>
          </table:table-cell>
          <table:table-cell table:style-name="ACE-0x1566dd8" office:value-type="float" office:value="0.46">
            <text:p>0,46</text:p>
          </table:table-cell>
          <table:table-cell table:style-name="ACE-0x1566dd8" office:value-type="float" office:value="-0.88">
            <text:p>−0,88</text:p>
          </table:table-cell>
          <table:table-cell table:style-name="ACE-0x1566dd8" office:value-type="float" office:value="0.66">
            <text:p>0,66</text:p>
          </table:table-cell>
          <table:table-cell table:style-name="ACE-0x1566dd8" office:value-type="float" office:value="0.63">
            <text:p>0,63</text:p>
          </table:table-cell>
          <table:table-cell table:style-name="ACE-0x1566838" office:value-type="float" office:value="-0.990765328879984">
            <text:p>−0,99</text:p>
          </table:table-cell>
          <table:table-cell table:style-name="ACE-0x1566dd8" office:value-type="float" office:value="-0.86">
            <text:p>−0,86</text:p>
          </table:table-cell>
          <table:table-cell table:style-name="ACE-0x1566838" office:value-type="float" office:value="-0.997759835286978">
            <text:p>−1,00</text:p>
          </table:table-cell>
          <table:table-cell table:style-name="ACE-0x1566dd8" office:value-type="float" office:value="-0.82">
            <text:p>−0,82</text:p>
          </table:table-cell>
          <table:table-cell table:style-name="ACE-0x1566838" office:value-type="float" office:value="-0.997014524035182">
            <text:p>−1,00</text:p>
          </table:table-cell>
          <table:table-cell table:style-name="ACE-0x1566dd8" office:value-type="float" office:value="-0.86">
            <text:p>−0,86</text:p>
          </table:table-cell>
          <table:table-cell table:style-name="ACE-0x1566838" office:value-type="float" office:value="0.925987665421701">
            <text:p>0,93</text:p>
          </table:table-cell>
          <table:table-cell table:style-name="ACE-0x1566838" office:value-type="float" office:value="-0.89">
            <text:p>−0,89</text:p>
          </table:table-cell>
          <table:table-cell table:style-name="ACE-0x1566838" office:value-type="float" office:value="-0.999932275075027">
            <text:p>−1,00</text:p>
          </table:table-cell>
          <table:table-cell table:style-name="ACE-0x1566838" office:value-type="float" office:value="-1.13">
            <text:p>−1,13</text:p>
          </table:table-cell>
          <table:table-cell table:style-name="ACE-0x1566838" office:value-type="float" office:value="-0.997305584648469">
            <text:p>−1,00</text:p>
          </table:table-cell>
          <table:table-cell table:style-name="ACE-0x1566838" office:value-type="float" office:value="-1.04">
            <text:p>−1,04</text:p>
          </table:table-cell>
          <table:table-cell table:style-name="ACE-0x1566838" office:value-type="float" office:value="-0.996454528855655">
            <text:p>−1,00</text:p>
          </table:table-cell>
          <table:table-cell table:style-name="ACE-0x15653f8" office:value-type="float" office:value="-1.08">
            <text:p>−1,08</text:p>
          </table:table-cell>
          <table:table-cell table:number-columns-repeated="229" table:style-name="Gnumeric-default"/>
        </table:table-row>
        <table:table-row table:style-name="AROW-1">
          <table:table-cell table:number-columns-repeated="13" table:style-name="ACE-0x1566178"/>
          <table:table-cell table:number-columns-repeated="6" table:style-name="ACE-0x1566058"/>
          <table:table-cell table:style-name="ACE-0x15664d8"/>
          <table:table-cell table:number-columns-repeated="4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1">
          <table:table-cell table:number-columns-repeated="13" table:style-name="ACE-0x1565998"/>
          <table:table-cell table:number-columns-repeated="6" table:style-name="ACE-0x1565878"/>
          <table:table-cell table:style-name="ACE-0x1565f38"/>
          <table:table-cell table:number-columns-repeated="4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1" table:number-rows-repeated="9">
          <table:table-cell table:number-columns-repeated="13" table:style-name="ACE-0x1565998"/>
          <table:table-cell table:number-columns-repeated="6" table:style-name="ACE-0x1565878"/>
          <table:table-cell table:style-name="ACE-0x1565f38"/>
          <table:table-cell table:number-columns-repeated="4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1">
          <table:table-cell table:number-columns-repeated="13" table:style-name="ACE-0x1565998"/>
          <table:table-cell table:number-columns-repeated="6" table:style-name="ACE-0x1565878"/>
          <table:table-cell table:style-name="ACE-0x1565f38"/>
          <table:table-cell table:number-columns-repeated="4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1" table:number-rows-repeated="11">
          <table:table-cell table:number-columns-repeated="13" table:style-name="ACE-0x1565998"/>
          <table:table-cell table:number-columns-repeated="6" table:style-name="ACE-0x1565878"/>
          <table:table-cell table:style-name="ACE-0x1565f38"/>
          <table:table-cell table:number-columns-repeated="4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1">
          <table:table-cell table:number-columns-repeated="13" table:style-name="ACE-0x1566298"/>
          <table:table-cell table:number-columns-repeated="6" table:style-name="ACE-0x1565758"/>
          <table:table-cell table:style-name="ACE-0x1565ab8"/>
          <table:table-cell table:number-columns-repeated="4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1">
          <table:table-cell table:number-columns-repeated="8" table:style-name="Gnumeric-default"/>
          <table:table-cell table:number-columns-repeated="8" table:style-name="Gnumeric-default"/>
          <table:table-cell table:number-columns-repeated="4" table:style-name="Gnumeric-default"/>
          <table:table-cell table:number-columns-repeated="4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1" table:number-rows-repeated="2">
          <table:table-cell table:number-columns-repeated="8" table:style-name="Gnumeric-default"/>
          <table:table-cell table:number-columns-repeated="8" table:style-name="Gnumeric-default"/>
          <table:table-cell table:number-columns-repeated="4" table:style-name="Gnumeric-default"/>
          <table:table-cell table:number-columns-repeated="4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1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1" table:number-rows-repeated="2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 table:number-rows-repeated="10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 table:number-rows-repeated="207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Лист1'.$A$1"/>
          <table:named-expression table:name="Sheet_Title" table:expression="of:=&quot;Лист1&quot;" table:base-cell-address="$'Лист1'.$A$1"/>
        </table:named-expressions>
      </table:table>
      <table:table table:name="Лист2" table:style-name="ta-0x1446400" table:print="true">
        <office:forms form:automatic-focus="false" form:apply-design-mode="false">
          <form:form/>
        </office:forms>
        <table:table-column table:default-cell-style-name="ACE-0x15648b8" table:style-name="ACOL-0" table:number-columns-repeated="256"/>
        <table:table-row table:style-name="AROW-0">
          <table:table-cell table:number-columns-repeated="256" table:style-name="ACE-0x15648b8"/>
        </table:table-row>
        <table:table-row table:style-name="AROW-0">
          <table:table-cell table:number-columns-repeated="256" table:style-name="ACE-0x15648b8"/>
        </table:table-row>
        <table:table-row table:style-name="AROW-0" table:number-rows-repeated="65534">
          <table:table-cell table:number-columns-repeated="256" table:style-name="ACE-0x15648b8"/>
        </table:table-row>
        <table:named-expressions>
          <table:named-expression table:name="Print_Area" table:expression="of:=#REF!" table:base-cell-address="$'Лист2'.$A$1"/>
          <table:named-expression table:name="Sheet_Title" table:expression="of:=&quot;Лист2&quot;" table:base-cell-address="$'Лист2'.$A$1"/>
        </table:named-expressions>
      </table:table>
      <table:table table:name="Лист3" table:style-name="ta-0x14465f0" table:print="true">
        <office:forms form:automatic-focus="false" form:apply-design-mode="false">
          <form:form/>
        </office:forms>
        <table:table-column table:default-cell-style-name="ACE-0x15649d8" table:style-name="ACOL-0" table:number-columns-repeated="256"/>
        <table:table-row table:style-name="AROW-0">
          <table:table-cell table:number-columns-repeated="256" table:style-name="ACE-0x15649d8"/>
        </table:table-row>
        <table:table-row table:style-name="AROW-0">
          <table:table-cell table:number-columns-repeated="256" table:style-name="ACE-0x15649d8"/>
        </table:table-row>
        <table:table-row table:style-name="AROW-0" table:number-rows-repeated="65534">
          <table:table-cell table:number-columns-repeated="256" table:style-name="ACE-0x15649d8"/>
        </table:table-row>
        <table:named-expressions>
          <table:named-expression table:name="Print_Area" table:expression="of:=#REF!" table:base-cell-address="$'Лист3'.$A$1"/>
          <table:named-expression table:name="Sheet_Title" table:expression="of:=&quot;Лист3&quot;" table:base-cell-address="$'Лист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15633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15629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1532f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1446210" style:display-name="Лист1" style:page-layout-name="pl-0x15633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446400" style:display-name="Лист2" style:page-layout-name="pl-0x15629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4465f0" style:display-name="Лист3" style:page-layout-name="pl-0x1532f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5-07T06:52:29Z</dc:date>
    <meta:creation-date>2013-05-07T05:55:28Z</meta:creation-date>
    <meta:generator>gnumeric/1.10.17</meta:generator>
  </office:meta>
</office:document-meta>
</file>